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e8aa5aa"/>
    </style:style>
    <style:style style:name="P42" style:family="paragraph" style:parent-style-name="Standard">
      <style:text-properties officeooo:rsid="0e8aa5aa" officeooo:paragraph-rsid="0e8aa5aa"/>
    </style:style>
    <style:style style:name="P43" style:family="paragraph" style:parent-style-name="Standard">
      <style:text-properties officeooo:rsid="0e8aa5aa" officeooo:paragraph-rsid="0fb9804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6" style:family="paragraph" style:parent-style-name="Footnote">
      <style:text-properties officeooo:rsid="043ccc66" officeooo:paragraph-rsid="0e849f1d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text-properties officeooo:paragraph-rsid="0f99f892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3f66d8"/>
    </style:style>
    <style:style style:name="P67" style:family="paragraph" style:parent-style-name="Standard">
      <style:text-properties officeooo:paragraph-rsid="103fdc47"/>
    </style:style>
    <style:style style:name="P68" style:family="paragraph" style:parent-style-name="Standard">
      <style:text-properties officeooo:paragraph-rsid="104f81b5"/>
    </style:style>
    <style:style style:name="P69" style:family="paragraph" style:parent-style-name="Standard">
      <style:text-properties officeooo:rsid="101e3872" officeooo:paragraph-rsid="10505b46"/>
    </style:style>
    <style:style style:name="P70" style:family="paragraph" style:parent-style-name="Standard">
      <style:text-properties officeooo:paragraph-rsid="1057599b"/>
    </style:style>
    <style:style style:name="P71" style:family="paragraph" style:parent-style-name="Standard">
      <style:text-properties officeooo:paragraph-rsid="10589da9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7a7646"/>
    </style:style>
    <style:style style:name="P74" style:family="paragraph" style:parent-style-name="Footnote">
      <style:text-properties officeooo:paragraph-rsid="107b5934"/>
    </style:style>
    <style:style style:name="P75" style:family="paragraph" style:parent-style-name="Footnote">
      <style:text-properties officeooo:paragraph-rsid="108b0ed7"/>
    </style:style>
    <style:style style:name="P76" style:family="paragraph" style:parent-style-name="Standard">
      <style:text-properties officeooo:paragraph-rsid="108d6c50"/>
    </style:style>
    <style:style style:name="P7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style:font-size-asian="12pt" style:font-size-complex="12pt"/>
    </style:style>
    <style:style style:name="T209" style:family="text">
      <style:text-properties style:use-window-font-color="true" loext:opacity="0%" style:font-name="Liberation Sans" officeooo:rsid="0efd8e5c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officeooo:rsid="04473353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officeooo:rsid="04473353" style:font-size-asian="10pt" style:font-size-complex="10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officeooo:rsid="0f0ca65a"/>
    </style:style>
    <style:style style:name="T221" style:family="text">
      <style:text-properties officeooo:rsid="0aace3cd"/>
    </style:style>
    <style:style style:name="T222" style:family="text">
      <style:text-properties officeooo:rsid="0f95a7a0"/>
    </style:style>
    <style:style style:name="T223" style:family="text">
      <style:text-properties officeooo:rsid="0f8f58bd"/>
    </style:style>
    <style:style style:name="T224" style:family="text">
      <style:text-properties style:font-name="Ubuntu1" fo:font-size="10pt" officeooo:rsid="04473353" style:font-size-asian="10pt" style:font-size-complex="10pt"/>
    </style:style>
    <style:style style:name="T225" style:family="text">
      <style:text-properties style:text-underline-style="none"/>
    </style:style>
    <style:style style:name="T226" style:family="text">
      <style:text-properties officeooo:rsid="108e61e7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7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3">D</text:span><text:span text:style-name="T234">eze </text:span><text:span text:style-name="Strong_20_Emphasis"><text:span text:style-name="T243"><text:user-field-get text:name="Distro">Debian</text:user-field-get></text:span></text:span><text:span text:style-name="T235"><text:s/></text:span><text:span text:style-name="T242"><text:user-field-get text:name="Version">12</text:user-field-get></text:span><text:span text:style-name="T242"><text:s/></text:span><text:span text:style-name="Strong_20_Emphasis"><text:span text:style-name="T244"><text:user-field-get text:name="Edition">Server</text:user-field-get></text:span></text:span><text:span text:style-name="T234"><text:s/>(codenaam </text:span><text:span text:style-name="T236">bookworm</text:span><text:span text:style-name="T234">) van </text:span><text:span text:style-name="T237">juni</text:span><text:span text:style-name="T238"> </text:span><text:span text:style-name="Strong_20_Emphasis"><text:span text:style-name="T245"><text:user-field-get text:name="Releaseyear">2023</text:user-field-get></text:span></text:span><text:span text:style-name="T239"><text:s/></text:span><text:span text:style-name="T233">is een zogenaamde </text:span><text:span text:style-name="T234">LTS-</text:span><text:span text:style-name="T233">versie</text:span><text:span text:style-name="T234"> </text:span><text:span text:style-name="T233">(</text:span><text:span text:style-name="T234">staat voor Long-Term Support, </text:span><text:span text:style-name="T240">langetermijnondersteuning</text:span><text:span text:style-name="T233">)</text:span><text:span text:style-name="T240"> </text:span><text:span text:style-name="T241">en</text:span><text:span text:style-name="T239"> </text:span><text:span text:style-name="T234">wordt gedurende 5 jaar ondersteund tot </text:span><text:span text:style-name="T237">juni</text:span><text:span text:style-name="T234"> 202</text:span><text:span text:style-name="T237">8</text:span><text:span text:style-name="T234">.</text:span></text:p></text:note-body></text:note></text:span><text:span text:style-name="T138"><text:s/></text:span><text:span text:style-name="T138"><text:user-field-get text:name="Edition">Server</text:user-field-get>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0">ONDERSTREEPTE</text:span></text:span><text:span text:style-name="T1"> </text:span><text:span text:style-name="T14">woorden</text:span><text:span text:style-name="T13"> het</text:span><text:span text:style-name="Strong_20_Emphasis"><text:span text:style-name="T219"> </text:span></text:span><text:span text:style-name="Strong_20_Emphasis"><text:span text:style-name="T218">tekstvak</text:span></text:span><text:span text:style-name="T14"> </text:span><text:span text:style-name="T15">in,</text:span><text:span text:style-name="T14"> </text:span><text:span text:style-name="T174">zie </text:span><text:span text:style-name="T209">[</text:span><text:span text:style-name="T174">toelichting</text:span><text:span text:style-name="T209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8"> <text:tab/><text:tab/></text:span><text:span text:style-name="T183"><draw:control text:anchor-type="as-char" svg:y="-0.4cm" draw:z-index="11" draw:name="Gebruiker 3" draw:style-name="gr2" draw:text-style-name="P85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, bijv. </text:span><text:span text:style-name="T179">J</text:span><text:span text:style-name="T206">a</text:span><text:span text:style-name="T179">n </text:span><text:span text:style-name="T206">Jansen</text:span><text:span text:style-name="T207">]</text:span></text:p>
      <text:p text:style-name="P76"><text:span text:style-name="Definition"><text:span text:style-name="T176">g</text:span></text:span><text:span text:style-name="Definition">ebruikersnaam</text:span><text:span text:style-name="Definition"><text:span text:style-name="T225"><text:tab/></text:span></text:span><text:span text:style-name="T175"><draw:control text:anchor-type="as-char" svg:y="-0.4cm" draw:z-index="12" draw:name="Gberuikersnaam 3" draw:style-name="gr2" draw:text-style-name="P85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K</text:span><text:span text:style-name="T4">orte naam, bijv. </text:span><text:span text:style-name="T157">j</text:span><text:span text:style-name="T158">a</text:span><text:span text:style-name="T157">n</text:span><text:span text:style-name="T159">]</text:span></text:p>
      <text:p text:style-name="P23"><text:span text:style-name="Definition"><text:span text:style-name="T226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5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5"><text:tab/></text:span></text:span><text:span text:style-name="T194"><text:tab/></text:span><text:span text:style-name="T208"> <text:tab/><text:tab/></text:span><text:span text:style-name="T183"><draw:control text:anchor-type="as-char" svg:y="-0.4cm" draw:z-index="14" draw:name="Gebruiker 4" draw:style-name="gr2" draw:text-style-name="P85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 </text:span><text:span text:style-name="T180">evt. 2</text:span><text:span text:style-name="T210">e</text:span><text:span text:style-name="T178"> gebruiker</text:span><text:span text:style-name="T181">]</text:span></text:p>
      <text:p text:style-name="P76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5"><text:tab/></text:span></text:span><text:span text:style-name="T175"><draw:control text:anchor-type="as-char" svg:y="-0.4cm" draw:z-index="15" draw:name="Gberuikersnaam 4" draw:style-name="gr2" draw:text-style-name="P85" svg:width="6.4cm" svg:height="0.6cm" draw:control="control14"><svg:title>Gebruikersnaam</svg:title><svg:desc>Korte naam, bijv. jan</svg:desc></draw:control></text:span><text:span text:style-name="T175"><text:tab/> <text:s text:c="2"/></text:span><text:span text:style-name="T198">[</text:span><text:span text:style-name="T199">K</text:span><text:span text:style-name="T197">orte naam</text:span><text:span text:style-name="T200"> </text:span><text:span text:style-name="T201">e</text:span><text:span text:style-name="T202">vt. 2</text:span><text:span text:style-name="T211">e</text:span><text:span text:style-name="T202"> </text:span><text:span text:style-name="T203">gebruiker</text:span><text:span text:style-name="T204">]</text:span></text:p>
      <text:p text:style-name="P22"><text:span text:style-name="T139">Vervang </text:span><text:span text:style-name="T142">de</text:span><text:span text:style-name="T139"> </text:span><text:span text:style-name="Definition"><text:span text:style-name="T19">ONDERSTREEPTE</text:span></text:span><text:span text:style-name="T139"> </text:span><text:span text:style-name="T140">woorden </text:span><text:span text:style-name="T139">in deze checklist door </text:span><text:span text:style-name="T142">d</text:span><text:span text:style-name="T144">i</text:span><text:span text:style-name="T142">e </text:span><text:span text:style-name="T143">in </text:span><text:span text:style-name="T144">het</text:span><text:span text:style-name="Strong_20_Emphasis"><text:span text:style-name="T40"> </text:span></text:span><text:span text:style-name="Strong_20_Emphasis"><text:span text:style-name="T46">tekstvak</text:span></text:span><text:span text:style-name="T139">.</text:span></text:p>
      <text:p text:style-name="P25"/>
      <text:p text:style-name="P25"/>
      <text:p text:style-name="P24"><text:span text:style-name="T155">Nog niet op Linux?</text:span><text:span text:style-name="T146"><text:tab/></text:span><text:span text:style-name="Strong_20_Emphasis"><text:span text:style-name="T51"><draw:control text:anchor-type="as-char" draw:z-index="16" draw:name="Vorm 3" draw:style-name="gr1" draw:text-style-name="P84" svg:width="0.35cm" svg:height="0.35cm" draw:control="control15"/></text:span></text:span><text:span text:style-name="T149"><text:tab/></text:span><text:span text:style-name="T150">G</text:span><text:span text:style-name="T147">ebruik </text:span><text:span text:style-name="Strong_20_Emphasis"><text:span text:style-name="T160">Checklist </text:span></text:span><text:span text:style-name="Strong_20_Emphasis"><text:span text:style-name="T161">overzetten</text:span></text:span><text:span text:style-name="T14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8"> onder </text:span><text:span text:style-name="T156">Linux</text:span><text:span text:style-name="T141">.</text:span></text:p>
      <text:p text:style-name="P24"><text:span text:style-name="T153">Nieuwe installatie?</text:span><text:span text:style-name="T141"><text:tab/></text:span><text:span text:style-name="Strong_20_Emphasis"><text:span text:style-name="T51"><draw:control text:anchor-type="as-char" draw:z-index="17" draw:name="Vorm 4" draw:style-name="gr1" draw:text-style-name="P84" svg:width="0.35cm" svg:height="0.35cm" draw:control="control16"/></text:span></text:span><text:span text:style-name="T151"><text:tab/></text:span><text:span text:style-name="T150">B</text:span><text:span text:style-name="T141">egin bij hoofdstuk </text:span><text:span text:style-name="T153"><text:bookmark-ref text:reference-format="page" text:ref-name="__RefNumPara__4009_1271708128">2</text:bookmark-ref></text:span><text:span text:style-name="T153"><text:s text:c="2"/></text:span><text:span text:style-name="T154"><text:bookmark-ref text:reference-format="text" text:ref-name="__RefNumPara__4009_1271708128">Installatie uitvoeren</text:bookmark-ref></text:span><text:span text:style-name="T145">.</text:span></text:p>
      <text:p text:style-name="P21"><text:span text:style-name="Strong_20_Emphasis"><text:span text:style-name="T152"/></text:span></text:p>
      <text:p text:style-name="P21"><text:span text:style-name="Strong_20_Emphasis"><text:span text:style-name="T152"/></text:span></text:p>
      <text:list text:style-name="L1">
        <text:list-item>
          <text:p text:style-name="P78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51"><draw:control text:anchor-type="as-char" draw:z-index="2" draw:name="Vorm3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51"><draw:control text:anchor-type="as-char" draw:z-index="8" draw:name="Vorm 2" draw:style-name="gr1" draw:text-style-name="P8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4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8" draw:name="Vorm 5" draw:style-name="gr1" draw:text-style-name="P84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72"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2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9" draw:name="Vorm 7" draw:style-name="gr1" draw:text-style-name="P84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20" draw:name="Vorm 8" draw:style-name="gr1" draw:text-style-name="P84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66"><text:span text:style-name="Strong_20_Emphasis"><text:span text:style-name="T47">Typ </text:span></text:span><text:span text:style-name="Strong_20_Emphasis"><text:span text:style-name="T41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1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0"><text:span text:style-name="Strong_20_Emphasis"><text:span text:style-name="T49">Selecteer</text:span></text:span><text:span text:style-name="Strong_20_Emphasis"><text:span text:style-name="T44"> </text:span></text:span><text:span text:style-name="Strong_20_Emphasis"><text:span text:style-name="T67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8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9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1"><draw:control text:anchor-type="as-char" draw:z-index="3" draw:name="Vorm9" draw:style-name="gr1" draw:text-style-name="P8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1"><text:span text:style-name="T168">Start de computer op vanaf</text:span><text:span text:style-name="T168"><text:note text:id="ftn3" text:note-class="footnote"><text:note-citation>1</text:note-citation><text:note-body><text:p text:style-name="P75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2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2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2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Strong_20_Emphasis"><text:span text:style-name="T167">Live</text:span></text:span><text:span text:style-name="T76"><text:note text:id="ftn4" text:note-class="footnote"><text:note-citation>2</text:note-citation><text:note-body><text:p text:style-name="P19"><text:span text:style-name="T212">Vanaf een </text:span><text:span text:style-name="T222">L</text:span><text:span text:style-name="T212">ive </text:span><text:span text:style-name="T223">USB</text:span><text:span text:style-name="T221">-stick</text:span><text:span text:style-name="T224"> </text:span><text:span text:style-name="T212">kunt u opstarten en </text:span><text:span text:style-name="T215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mogelijk.</text:span></text:p></text:note-body></text:note></text:span><text:span text:style-name="T75"> </text:span><text:span text:style-name="T79">USB</text:span><text:span text:style-name="T77">-stick</text:span><text:span text:style-name="T77"><text:note text:id="ftn5" text:note-class="footnote"><text:note-citation>3</text:note-citation><text:note-body><text:p text:style-name="P74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6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9">Selecteer</text:span></text:span><text:span text:style-name="Strong_20_Emphasis"><text:span text:style-name="T55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4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9">Bi</text:span></text:span><text:span text:style-name="Strong_20_Emphasis"><text:span text:style-name="T36">j</text:span></text:span><text:span text:style-name="Strong_20_Emphasis"><text:span text:style-name="T29"> </text:span></text:span><text:span text:style-name="Strong_20_Emphasis"><text:span text:style-name="T62">Select a language</text:span></text:span><text:span text:style-name="Strong_20_Emphasis"><text:span text:style-name="T29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8"><text:span text:style-name="Strong_20_Emphasis"><text:span text:style-name="T36">K</text:span></text:span><text:span text:style-name="Strong_20_Emphasis"><text:span text:style-name="T29">ies </text:span></text:span><text:span text:style-name="Strong_20_Emphasis"><text:span text:style-name="T65">Dutch - </text:span></text:span><text:span text:style-name="Strong_20_Emphasis"><text:span text:style-name="T66">Nederlands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1"><draw:control text:anchor-type="as-char" draw:z-index="4" draw:name="Vorm13" draw:style-name="gr1" draw:text-style-name="P84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52">B</text:span></text:span><text:span text:style-name="Strong_20_Emphasis"><text:span text:style-name="T56">ij</text:span></text:span><text:span text:style-name="Strong_20_Emphasis"><text:span text:style-name="T52"> </text:span></text:span><text:span text:style-name="Strong_20_Emphasis"><text:span text:style-name="T58">Het netwerk configureren</text:span></text:span><text:span text:style-name="Strong_20_Emphasis"><text:span text:style-name="T52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63">C</text:span></text:span><text:span text:style-name="Strong_20_Emphasis"><text:span text:style-name="T60">omputer</text:span></text:span><text:span text:style-name="Strong_20_Emphasis"><text:span text:style-name="T63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4" svg:width="0.35cm" svg:height="0.35cm" draw:control="control9"/></text:p>
          </table:table-cell>
          <table:table-cell table:style-name="_32_._5f_Installatie_5f_uitvoeren.C9" office:value-type="string">
            <text:p text:style-name="P69"><text:span text:style-name="Strong_20_Emphasis"><text:span text:style-name="T56">Bij</text:span></text:span> <text:span text:style-name="T21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59">Wat is </text:span></text:span><text:span text:style-name="Strong_20_Emphasis"><text:span text:style-name="T63">de volledige </text:span></text:span><text:span text:style-name="Strong_20_Emphasis"><text:span text:style-name="T59">naam </text:span></text:span><text:span text:style-name="Strong_20_Emphasis"><text:span text:style-name="T63">van de nieuwe gebruiker</text:span></text:span><text:span text:style-name="Strong_20_Emphasis"><text:span text:style-name="T59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59">W</text:span></text:span><text:span text:style-name="Strong_20_Emphasis"><text:span text:style-name="T64">at is de gebruikersnaam voor uw </text:span></text:span><text:span text:style-name="Strong_20_Emphasis"><text:span text:style-name="T59"><text:s/></text:span></text:span><text:span text:style-name="Strong_20_Emphasis"><text:span text:style-name="T64">account</text:span></text:span><text:span text:style-name="Strong_20_Emphasis"><text:span text:style-name="T59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61">wachtwoord</text:span></text:span><text:span text:style-name="Strong_20_Emphasis"><text:span text:style-name="T50">.</text:span></text:span></text:p>
          </table:table-cell>
        </table:table-row>
      </table:table>
      <text:p text:style-name="P37"><text:span text:style-name="Strong_20_Emphasis"><text:span text:style-name="T57"/></text:span></text:p>
      <text:list text:continue-numbering="true" text:style-name="L1">
        <text:list-item>
          <text:p text:style-name="P81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51"><draw:control text:anchor-type="as-char" draw:z-index="5" draw:name="Vorm22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1" draw:name="Vorm4" draw:style-name="gr1" draw:text-style-name="P84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2"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1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2" draw:name="Vorm 6" draw:style-name="gr1" draw:text-style-name="P84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67"><text:span text:style-name="Strong_20_Emphasis"><text:span text:style-name="T47">Typ </text:span></text:span><text:span text:style-name="Strong_20_Emphasis"><text:span text:style-name="T41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1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70"><text:span text:style-name="Strong_20_Emphasis"><text:span text:style-name="T49">Selecteer</text:span></text:span><text:span text:style-name="Strong_20_Emphasis"><text:span text:style-name="T45"> </text:span></text:span><text:span text:style-name="Strong_20_Emphasis"><text:span text:style-name="T68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4"><text:tab/></text:span></text:span></text:p>
      <text:list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51"><draw:control text:anchor-type="as-char" draw:z-index="6" draw:name="Vorm36_0" draw:style-name="gr1" draw:text-style-name="P84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51"><draw:control text:anchor-type="as-char" draw:z-index="9" draw:name="Vorm36_ 1" draw:style-name="gr1" draw:text-style-name="P84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8"><text:note text:id="ftn6" text:note-class="footnote"><text:note-citation>1</text:note-citation><text:note-body><text:p text:style-name="P46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4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3" draw:name="Vorm 9" draw:style-name="gr1" draw:text-style-name="P84" svg:width="0.35cm" svg:height="0.35cm" draw:control="control22"/></text:span></text:span></text:p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4" draw:name="Vorm 10" draw:style-name="gr1" draw:text-style-name="P84" svg:width="0.35cm" svg:height="0.35cm" draw:control="control23"/></text:span></text:span></text:p>
          </table:table-cell>
          <table:table-cell table:style-name="Tabel2.D3" office:value-type="string">
            <text:p text:style-name="P67"><text:span text:style-name="Strong_20_Emphasis"><text:span text:style-name="T47">Typ </text:span></text:span><text:span text:style-name="Strong_20_Emphasis"><text:span text:style-name="T41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1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6"><text:span text:style-name="Strong_20_Emphasis"><text:span text:style-name="T49">Selecteer</text:span></text:span><text:span text:style-name="Strong_20_Emphasis"><text:span text:style-name="T45"> </text:span></text:span><text:span text:style-name="Strong_20_Emphasis"><text:span text:style-name="T68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7"/>
      <text:p text:style-name="P6"/>
      <text:p text:style-name="P48"><text:span text:style-name="T71">E</text:span><text:span text:style-name="T72">inde c</text:span><text:span text:style-name="T73">hecklist, </text:span><text:span text:style-name="T74">d</text:span><text:span text:style-name="T73">e</text:span><text:span text:style-name="T162"> installatie van </text:span><text:span text:style-name="T162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T162">is voltooid.</text:span></text:p>
      <text:p text:style-name="P30"/>
      <text:list text:style-name="L2">
        <text:list-header>
          <text:p text:style-name="P82"><text:span text:style-name="Emphasis"><text:span text:style-name="T22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30">.</text:span></text:span></text:p>
          <text:p text:style-name="P83"><text:span text:style-name="Emphasis"><text:span text:style-name="T230">C</text:span></text:span><text:span text:style-name="Emphasis"><text:span text:style-name="T231">C0</text:span></text:span><text:span text:style-name="Emphasis"><text:span text:style-name="T230"> 1.0 </text:span></text:span><text:span text:style-name="Emphasis"><text:span text:style-name="T232">Universeel</text:span></text:span><text:span text:style-name="Emphasis"><text:span text:style-name="T230"> </text:span></text:span><text:span text:style-name="Emphasis"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7"><text:s/></text:span></text:span><text:span text:style-name="Emphasis"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19T19:16:04.415447437">19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16:04.293372575</dc:date>
    <meta:keyword>Installatie</meta:keyword>
    <meta:keyword>Checklist</meta:keyword>
    <meta:keyword>Linux</meta:keyword>
    <meta:editing-cycles>6991</meta:editing-cycles>
    <meta:editing-duration>P12DT11H38M42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6" meta:character-count="2802" meta:non-whitespace-character-count="2419"/>
    <meta:user-defined meta:name="Info 1"/>
    <meta:user-defined meta:name="Info 2"/>
    <meta:user-defined meta:name="Info 3"/>
    <meta:user-defined meta:name="Info 4"/>
  </office:meta>
</office:document-meta>
</file>